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870000008752851F0F48A5F080.png" manifest:media-type="image/png"/>
  <manifest:file-entry manifest:full-path="Pictures/100002000000008700000087DF2BC13A1E18CDAE.png" manifest:media-type="image/png"/>
  <manifest:file-entry manifest:full-path="Pictures/100002000000009300000093A9C6F64A7E2A7666.png" manifest:media-type="image/png"/>
  <manifest:file-entry manifest:full-path="Pictures/100002000000009300000093D49F0009FB84DBC4.png" manifest:media-type="image/png"/>
  <manifest:file-entry manifest:full-path="Pictures/10000200000000870000008777677D0D3F82C033.png" manifest:media-type="image/png"/>
  <manifest:file-entry manifest:full-path="Pictures/100002000000009300000093213F45CEB132A6AF.png" manifest:media-type="image/png"/>
  <manifest:file-entry manifest:full-path="Pictures/1000020000000087000000871B1EA55872DBAEE9.png" manifest:media-type="image/png"/>
  <manifest:file-entry manifest:full-path="Pictures/100002000000007B0000007B2F2FB60CEE5FCCD3.png" manifest:media-type="image/png"/>
  <manifest:file-entry manifest:full-path="Pictures/10000200000000930000009326CC071E99A72E71.png" manifest:media-type="image/png"/>
  <manifest:file-entry manifest:full-path="Pictures/100002000000009300000093929EF72A73792343.png" manifest:media-type="image/png"/>
  <manifest:file-entry manifest:full-path="Pictures/10000200000000870000008724362C433C30BD97.png" manifest:media-type="image/png"/>
  <manifest:file-entry manifest:full-path="Pictures/100002000000009300000093CB838E05C6BFB47D.png" manifest:media-type="image/png"/>
  <manifest:file-entry manifest:full-path="Pictures/1000020000000087000000879F3A8F7B37A802F5.png" manifest:media-type="image/png"/>
  <manifest:file-entry manifest:full-path="Pictures/100002000000008700000087E6971A74AC73CF09.png" manifest:media-type="image/png"/>
  <manifest:file-entry manifest:full-path="Pictures/100002000000008700000087F2028CB91A1160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525d" officeooo:paragraph-rsid="001b525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paragraph" svg:x="6.338cm" svg:y="6.378cm" svg:width="4.763cm" svg:height="4.763cm" draw:z-index="0"><draw:image xlink:href="Pictures/1000020000000087000000879F3A8F7B37A802F5.png" xlink:type="simple" xlink:show="embed" xlink:actuate="onLoad" loext:mime-type="image/png"/></draw:frame><draw:frame draw:style-name="fr1" draw:name="Bild2" text:anchor-type="paragraph" svg:x="6.482cm" svg:y="12.104cm" svg:width="4.339cm" svg:height="4.339cm" draw:z-index="1"><draw:image xlink:href="Pictures/100002000000007B0000007B2F2FB60CEE5FCCD3.png" xlink:type="simple" xlink:show="embed" xlink:actuate="onLoad" loext:mime-type="image/png"/></draw:frame><draw:frame draw:style-name="fr1" draw:name="Bild3" text:anchor-type="paragraph" svg:x="13.141cm" svg:y="22.477cm" svg:width="4.763cm" svg:height="4.763cm" draw:z-index="2"><draw:image xlink:href="Pictures/10000200000000870000008724362C433C30BD97.png" xlink:type="simple" xlink:show="embed" xlink:actuate="onLoad" loext:mime-type="image/png"/></draw:frame><draw:frame draw:style-name="fr1" draw:name="Bild4" text:anchor-type="paragraph" svg:x="6.32cm" svg:y="22.497cm" svg:width="4.763cm" svg:height="4.763cm" draw:z-index="3"><draw:image xlink:href="Pictures/100002000000008700000087F2028CB91A11604C.png" xlink:type="simple" xlink:show="embed" xlink:actuate="onLoad" loext:mime-type="image/png"/></draw:frame><draw:frame draw:style-name="fr1" draw:name="Bild5" text:anchor-type="paragraph" svg:x="-0.497cm" svg:y="22.611cm" svg:width="4.763cm" svg:height="4.763cm" draw:z-index="4"><draw:image xlink:href="Pictures/100002000000008700000087E6971A74AC73CF09.png" xlink:type="simple" xlink:show="embed" xlink:actuate="onLoad" loext:mime-type="image/png"/></draw:frame><draw:frame draw:style-name="fr1" draw:name="Bild6" text:anchor-type="paragraph" svg:x="-0.829cm" svg:y="17.35cm" svg:width="5.188cm" svg:height="5.188cm" draw:z-index="5"><draw:image xlink:href="Pictures/100002000000009300000093929EF72A73792343.png" xlink:type="simple" xlink:show="embed" xlink:actuate="onLoad" loext:mime-type="image/png"/></draw:frame><draw:frame draw:style-name="fr1" draw:name="Bild7" text:anchor-type="paragraph" svg:x="12.654cm" svg:y="17.246cm" svg:width="5.188cm" svg:height="5.188cm" draw:z-index="6"><draw:image xlink:href="Pictures/100002000000009300000093213F45CEB132A6AF.png" xlink:type="simple" xlink:show="embed" xlink:actuate="onLoad" loext:mime-type="image/png"/></draw:frame><draw:frame draw:style-name="fr1" draw:name="Bild8" text:anchor-type="paragraph" svg:x="12.665cm" svg:y="11.67cm" svg:width="5.188cm" svg:height="5.188cm" draw:z-index="7"><draw:image xlink:href="Pictures/100002000000009300000093D49F0009FB84DBC4.png" xlink:type="simple" xlink:show="embed" xlink:actuate="onLoad" loext:mime-type="image/png"/></draw:frame><draw:frame draw:style-name="fr1" draw:name="Bild9" text:anchor-type="paragraph" svg:x="6.02cm" svg:y="17.311cm" svg:width="5.188cm" svg:height="5.188cm" draw:z-index="8"><draw:image xlink:href="Pictures/10000200000000930000009326CC071E99A72E71.png" xlink:type="simple" xlink:show="embed" xlink:actuate="onLoad" loext:mime-type="image/png"/></draw:frame><draw:frame draw:style-name="fr1" draw:name="Bild10" text:anchor-type="paragraph" svg:x="-0.395cm" svg:y="11.622cm" svg:width="5.188cm" svg:height="5.188cm" draw:z-index="9"><draw:image xlink:href="Pictures/100002000000009300000093A9C6F64A7E2A7666.png" xlink:type="simple" xlink:show="embed" xlink:actuate="onLoad" loext:mime-type="image/png"/></draw:frame><draw:frame draw:style-name="fr1" draw:name="Bild11" text:anchor-type="paragraph" svg:x="-0.079cm" svg:y="0.672cm" svg:width="4.763cm" svg:height="4.763cm" draw:z-index="10"><draw:image xlink:href="Pictures/100002000000008700000087DF2BC13A1E18CDAE.png" xlink:type="simple" xlink:show="embed" xlink:actuate="onLoad" loext:mime-type="image/png"/></draw:frame><draw:frame draw:style-name="fr1" draw:name="Bild12" text:anchor-type="paragraph" svg:x="12.776cm" svg:y="0.247cm" svg:width="5.188cm" svg:height="5.188cm" draw:z-index="11"><draw:image xlink:href="Pictures/100002000000009300000093CB838E05C6BFB47D.png" xlink:type="simple" xlink:show="embed" xlink:actuate="onLoad" loext:mime-type="image/png"/></draw:frame><draw:frame draw:style-name="fr1" draw:name="Bild13" text:anchor-type="paragraph" svg:x="-0.203cm" svg:y="6.246cm" svg:width="4.763cm" svg:height="4.763cm" draw:z-index="12"><draw:image xlink:href="Pictures/1000020000000087000000871B1EA55872DBAEE9.png" xlink:type="simple" xlink:show="embed" xlink:actuate="onLoad" loext:mime-type="image/png"/></draw:frame><draw:frame draw:style-name="fr1" draw:name="Bild14" text:anchor-type="paragraph" svg:x="12.875cm" svg:y="6.124cm" svg:width="4.763cm" svg:height="4.763cm" draw:z-index="13"><draw:image xlink:href="Pictures/10000200000000870000008777677D0D3F82C033.png" xlink:type="simple" xlink:show="embed" xlink:actuate="onLoad" loext:mime-type="image/png"/></draw:frame><draw:frame draw:style-name="fr1" draw:name="Bild15" text:anchor-type="paragraph" svg:x="6.546cm" svg:y="0.631cm" svg:width="4.763cm" svg:height="4.763cm" draw:z-index="14"><draw:image xlink:href="Pictures/10000200000000870000008752851F0F48A5F080.png" xlink:type="simple" xlink:show="embed" xlink:actuate="onLoad" loext:mime-type="image/png"/></draw:frame>Raspinetz QR Co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20:23:52.915639172</meta:creation-date>
    <dc:date>2019-01-29T20:25:53.734960841</dc:date>
    <meta:editing-duration>PT2M2S</meta:editing-duration>
    <meta:editing-cycles>1</meta:editing-cycles>
    <meta:document-statistic meta:table-count="0" meta:image-count="15" meta:object-count="0" meta:page-count="1" meta:paragraph-count="1" meta:word-count="3" meta:character-count="18" meta:non-whitespace-character-count="16"/>
    <meta:generator>LibreOffice/6.1.4.2$Linux_X86_64 LibreOffice_project/10$Build-2</meta:generator>
  </office:meta>
</office:document-meta>
</file>